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ext">
      <style:text-properties fo:font-weight="bold" style:font-weight-asian="bold" style:font-weight-complex="bold"/>
    </style:style>
    <style:style style:name="P6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">
      <style:text-properties officeooo:rsid="002dce5c" officeooo:paragraph-rsid="002dce5c"/>
    </style:style>
    <style:style style:name="P8" style:family="paragraph" style:parent-style-name="Text">
      <style:text-properties officeooo:rsid="002fc610" officeooo:paragraph-rsid="002fc610"/>
    </style:style>
    <style:style style:name="P9" style:family="paragraph" style:parent-style-name="Table_20_Contents">
      <style:text-properties officeooo:paragraph-rsid="002a385f"/>
    </style:style>
    <style:style style:name="P10" style:family="paragraph" style:parent-style-name="Signature">
      <style:text-properties officeooo:paragraph-rsid="002a385f"/>
    </style:style>
    <style:style style:name="P11" style:family="paragraph" style:parent-style-name="Signature">
      <style:text-properties fo:font-size="8pt" officeooo:paragraph-rsid="002a385f" style:font-size-asian="8pt" style:font-size-complex="8pt"/>
    </style:style>
    <style:style style:name="P12" style:family="paragraph" style:parent-style-name="Footnote">
      <style:text-properties fo:font-size="8pt" style:font-size-asian="8pt" style:font-size-complex="8pt"/>
    </style:style>
    <style:style style:name="P13" style:family="paragraph" style:parent-style-name="Heading">
      <style:text-properties officeooo:paragraph-rsid="001340d0"/>
    </style:style>
    <style:style style:name="P14" style:family="paragraph" style:parent-style-name="Standard">
      <style:paragraph-properties fo:text-align="end" style:justify-single-word="false"/>
      <style:text-properties officeooo:paragraph-rsid="002a385f"/>
    </style:style>
    <style:style style:name="P15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6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7" style:family="paragraph" style:parent-style-name="Heading_20_1">
      <style:text-properties officeooo:paragraph-rsid="001656df"/>
    </style:style>
    <style:style style:name="P18" style:family="paragraph" style:parent-style-name="Text" style:master-page-name="First_20_Page">
      <style:paragraph-properties style:page-number="auto"/>
    </style:style>
    <style:style style:name="P19" style:family="paragraph" style:parent-style-name="Text">
      <style:text-properties officeooo:rsid="003b56c9" officeooo:paragraph-rsid="003b56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Date d'édition : </text:span><text:span text:style-name="T1"><text:text-input text:description="&lt;arrow_today_timestamp2()&gt;">&lt;arrow_today_timestamp2()&gt;</text:text-input></text:span></text:p>
      <text:p text:style-name="P13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3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3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7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4791476810976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7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4791476811472">
          <table:table-cell table:style-name="Table1.A2" office:value-type="string">
            <text:p text:style-name="P6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7">Dès l’entrée du patient et en premier lieu</text:p>
            <text:p text:style-name="P5">Mydriaticum – Néosynephrine <text:span text:style-name="T3">10 %</text:span></text:p>
            <text:p text:style-name="P7">1 gtte de chaque collyre toutes <text:s/>les 5-10 minutes. Vérifier la dilatation avec une lumière <text:span text:style-name="T4">vive</text:span> et poursuire l’instillation de collyre jusqu’à pleine dilatation. </text:p>
            <text:p text:style-name="P7">Au delà de 3-4 cycles discuter avec l<text:span text:style-name="T4">e</text:span> chirurgien <text:span text:style-name="T4">(784112)</text:span> la poursuite de la dilatation. </text:p>
            <text:p text:style-name="P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4791476812160">
          <table:table-cell table:style-name="Table1.A2" office:value-type="string">
            <text:p text:style-name="P19">Est ce une injection</text:p>
          </table:table-cell>
          <table:table-cell table:style-name="Table1.B2" office:value-type="string">
            <text:p text:style-name="P2"><text:text-input text:description="&lt;o.procedure_type_id.eye_injection&gt;">&lt;o.procedure_type_id.eye_injection&gt;</text:text-input><text:text-input text:description="&lt;o.procedure_type_id.eye_injection&gt;"/></text:p>
          </table:table-cell>
        </table:table-row>
        <table:table-row table:style-name="TableLine94791476812976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P12">PKE+ICP: Phakoémulsification + implant de chambre postérieure</text:p>
      <text:p text:style-name="P12">V3V: Vitrectomie 3 Voies</text:p>
      <text:p text:style-name="P12">PM: Pelage de Membrane</text:p>
      <text:p text:style-name="P12">EL: Endolaser</text:p>
      <text:p text:style-name="P12">HS: Huile de Silicone</text:p>
      <text:p text:style-name="P12"><text:soft-page-break/>IVT: Injection Intra-Vitréenne.</text:p>
      <text:p text:style-name="P16"><text:text-input text:description="&lt;setLang(user.lang or 'fr_FR')&gt;">&lt;setLang(user.lang or 'fr_FR')&gt;</text:text-input><text:span text:style-name="T1"><text:s/></text:span></text:p>
      <text:p text:style-name="P14"><text:span text:style-name="T1">Nouméa le, </text:span><text:span text:style-name="T1"><text:text-input text:description="&lt;arrow_today()&gt;">&lt;arrow_today()&gt;</text:text-input></text:span></text:p>
      <text:p text:style-name="P15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9"><text:span text:style-name="Source_20_Text"/></text:p>
      <text:p text:style-name="P9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0"><text:span text:style-name="Source_20_Text"/></text:p>
      <text:p text:style-name="P9"><text:span text:style-name="Source_20_Text">Douche corps entier et lavage des cheveux avec la Betadine rouge la veille de l'intervention et le matin de l'intervention</text:span></text:p>
      <text:p text:style-name="P9"><text:span text:style-name="Source_20_Text"/></text:p>
      <text:p text:style-name="P11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11-21T16:30:58.250144527</dc:date>
    <meta:editing-duration>PT9H4M37S</meta:editing-duration>
    <meta:editing-cycles>166</meta:editing-cycles>
    <meta:generator>LibreOffice/7.0.4.2$Linux_X86_64 LibreOffice_project/00$Build-2</meta:generator>
    <meta:printed-by>L. FRANCOIS</meta:printed-by>
    <meta:print-date>2016-01-15T08:33:59</meta:print-date>
    <meta:document-statistic meta:table-count="1" meta:image-count="3" meta:object-count="0" meta:page-count="3" meta:paragraph-count="42" meta:word-count="291" meta:character-count="1835" meta:non-whitespace-character-count="1661"/>
  </office:meta>
</office:document-meta>
</file>